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9862in"/>
    </style:style>
    <style:style style:name="co2" style:family="table-column">
      <style:table-column-properties fo:break-before="auto" style:column-width="0.889in"/>
    </style:style>
    <style:style style:name="co3" style:family="table-column">
      <style:table-column-properties fo:break-before="auto" style:column-width="1.5008in"/>
    </style:style>
    <style:style style:name="co4" style:family="table-column">
      <style:table-column-properties fo:break-before="auto" style:column-width="0.75in"/>
    </style:style>
    <style:style style:name="co5" style:family="table-column">
      <style:table-column-properties fo:break-before="auto" style:column-width="0.9327in"/>
    </style:style>
    <style:style style:name="co6" style:family="table-column">
      <style:table-column-properties fo:break-before="auto" style:column-width="0.7283in"/>
    </style:style>
    <style:style style:name="co7" style:family="table-column">
      <style:table-column-properties fo:break-before="auto" style:column-width="1.0508in"/>
    </style:style>
    <style:style style:name="co8" style:family="table-column">
      <style:table-column-properties fo:break-before="auto" style:column-width="0.4717in"/>
    </style:style>
    <style:style style:name="co9" style:family="table-column">
      <style:table-column-properties fo:break-before="auto" style:column-width="0.6429in"/>
    </style:style>
    <style:style style:name="co10" style:family="table-column">
      <style:table-column-properties fo:break-before="auto" style:column-width="0.7398in"/>
    </style:style>
    <style:style style:name="co11" style:family="table-column">
      <style:table-column-properties fo:break-before="auto" style:column-width="0.7075in"/>
    </style:style>
    <style:style style:name="co12" style:family="table-column">
      <style:table-column-properties fo:break-before="auto" style:column-width="0.4398in"/>
    </style:style>
    <style:style style:name="co13" style:family="table-column">
      <style:table-column-properties fo:break-before="auto" style:column-width="3.3047in"/>
    </style:style>
    <style:style style:name="co14" style:family="table-column">
      <style:table-column-properties fo:break-before="auto" style:column-width="2.6591in"/>
    </style:style>
    <style:style style:name="co15" style:family="table-column">
      <style:table-column-properties fo:break-before="auto" style:column-width="3.6555in"/>
    </style:style>
    <style:style style:name="ro1" style:family="table-row">
      <style:table-row-properties style:row-height="0.3311in" fo:break-before="auto" style:use-optimal-row-height="true"/>
    </style:style>
    <style:style style:name="ro2" style:family="table-row">
      <style:table-row-properties style:row-height="0.7457in" fo:break-before="auto" style:use-optimal-row-height="false"/>
    </style:style>
    <style:style style:name="ro3" style:family="table-row">
      <style:table-row-properties style:row-height="1.1091in" fo:break-before="auto" style:use-optimal-row-height="true"/>
    </style:style>
    <style:style style:name="ro4" style:family="table-row">
      <style:table-row-properties style:row-height="1.2638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b4c7dc" style:text-align-source="fix" style:repeat-content="false" fo:wrap-option="wrap" fo:border="0.74pt solid #000000" style:vertical-align="middle"/>
      <style:paragraph-properties fo:text-align="center" fo:margin-left="0in"/>
    </style:style>
    <style:style style:name="ce4" style:family="table-cell" style:parent-style-name="Default">
      <style:table-cell-properties style:text-align-source="fix" style:repeat-content="false" fo:background-color="transparent" fo:wrap-option="wrap" fo:border="0.74pt solid #000000" style:vertical-align="middle"/>
      <style:paragraph-properties fo:text-align="center" fo:margin-left="0in"/>
    </style:style>
    <style:style style:name="ce5" style:family="table-cell" style:parent-style-name="Default">
      <style:table-cell-properties fo:background-color="#dee6ef" style:text-align-source="fix" style:repeat-content="false" fo:wrap-option="wrap" fo:border="0.74pt solid #000000" style:vertical-align="middle"/>
      <style:paragraph-properties fo:text-align="center" fo:margin-left="0in"/>
    </style:style>
    <style:style style:name="ce2"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1" style:family="table-cell" style:parent-style-name="Default">
      <style:table-cell-properties fo:background-color="#b4c7dc" style:text-align-source="fix" style:repeat-content="false" fo:wrap-option="wrap" fo:border="0.74pt solid #000000" style:vertical-align="middle"/>
      <style:paragraph-properties fo:text-align="center" fo:margin-left="0in"/>
    </style:style>
  </office:automatic-styles>
  <office:body>
    <office:spreadsheet>
      <table:content-validations>
        <table:content-validation table:name="val1" table:condition="of:cell-content-is-in-list(&quot;Yes&quot;;&quot;No&quot;)" table:allow-empty-cell="true" table:display-list="unsorted" table:base-cell-address="ESC.D3">
          <table:error-message table:message-type="stop" table:display="true"/>
        </table:content-validation>
        <table:content-validation table:name="val2" table:condition="of:cell-content-is-in-list(&quot;Yes&quot;;&quot;Avoid&quot;;&quot;No&quot;)" table:allow-empty-cell="true" table:display-list="unsorted" table:base-cell-address="ESC.P3">
          <table:error-message table:message-type="stop" table:display="true"/>
        </table:content-validation>
      </table:content-validations>
      <table:table table:name="ESC" table:style-name="ta1">
        <office:forms form:automatic-focus="false" form:apply-design-mode="false"/>
        <table:table-column table:style-name="co1" table:number-columns-repeated="2"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number-columns-repeated="4" table:default-cell-style-name="ce2"/>
        <table:table-column table:style-name="co10" table:default-cell-style-name="ce2"/>
        <table:table-column table:style-name="co11" table:default-cell-style-name="ce2"/>
        <table:table-column table:style-name="co12" table:number-columns-repeated="6" table:default-cell-style-name="ce2"/>
        <table:table-column table:style-name="co1" table:default-cell-style-name="ce2"/>
        <table:table-column table:style-name="co13" table:default-cell-style-name="ce2"/>
        <table:table-column table:style-name="co14" table:default-cell-style-name="ce2"/>
        <table:table-column table:style-name="co15" table:number-columns-repeated="5" table:default-cell-style-name="ce2"/>
        <table:table-column table:style-name="co2" table:number-columns-repeated="995" table:default-cell-style-name="ce2"/>
        <table:table-row table:style-name="ro1">
          <table:table-cell table:style-name="ce3" office:value-type="string" calcext:value-type="string" table:number-columns-spanned="1" table:number-rows-spanned="2">
            <text:p>Custom Map Name</text:p>
          </table:table-cell>
          <table:table-cell table:style-name="ce3" office:value-type="string" calcext:value-type="string" table:number-columns-spanned="1" table:number-rows-spanned="2">
            <text:p>Standard Map Analog (if applicable)</text:p>
          </table:table-cell>
          <table:table-cell table:style-name="ce3" office:value-type="string" calcext:value-type="string" table:number-columns-spanned="1" table:number-rows-spanned="2">
            <text:p>Author</text:p>
          </table:table-cell>
          <table:table-cell table:style-name="ce3" office:value-type="string" calcext:value-type="string" table:number-columns-spanned="6" table:number-rows-spanned="1">
            <text:p>General Support For:</text:p>
          </table:table-cell>
          <table:covered-table-cell table:number-columns-repeated="5" table:style-name="ce3"/>
          <table:table-cell table:style-name="ce3" office:value-type="string" calcext:value-type="string" table:number-columns-spanned="6" table:number-rows-spanned="1">
            <text:p>Team-Game Player Configuration Support:</text:p>
          </table:table-cell>
          <table:covered-table-cell table:number-columns-repeated="5" table:style-name="ce3"/>
          <table:table-cell table:style-name="ce3" office:value-type="string" calcext:value-type="string" table:number-columns-spanned="6" table:number-rows-spanned="1">
            <text:p>Free-For-All Support (Appropriate Map Size), Player Count:</text:p>
          </table:table-cell>
          <table:covered-table-cell table:number-columns-repeated="5" table:style-name="ce3"/>
          <table:table-cell table:style-name="ce3" office:value-type="string" calcext:value-type="string" table:number-columns-spanned="1" table:number-rows-spanned="2">
            <text:p>Potential Starting Configurations</text:p>
          </table:table-cell>
          <table:table-cell table:style-name="ce3" office:value-type="string" calcext:value-type="string" table:number-columns-spanned="1" table:number-rows-spanned="2">
            <text:p>General Map Description</text:p>
          </table:table-cell>
          <table:table-cell table:style-name="ce3" office:value-type="string" calcext:value-type="string" table:number-columns-spanned="1" table:number-rows-spanned="2">
            <text:p>Map Caveats</text:p>
          </table:table-cell>
          <table:table-cell table:style-name="ce3" office:value-type="string" calcext:value-type="string" table:number-columns-spanned="1" table:number-rows-spanned="2">
            <text:p>Rule Change #1</text:p>
          </table:table-cell>
          <table:table-cell table:style-name="ce3" office:value-type="string" calcext:value-type="string" table:number-columns-spanned="1" table:number-rows-spanned="2">
            <text:p>Rule Change #2</text:p>
          </table:table-cell>
          <table:table-cell table:style-name="ce3" office:value-type="string" calcext:value-type="string" table:number-columns-spanned="1" table:number-rows-spanned="2">
            <text:p>Rule Change #3</text:p>
          </table:table-cell>
          <table:table-cell table:style-name="ce3" office:value-type="string" calcext:value-type="string" table:number-columns-spanned="1" table:number-rows-spanned="2">
            <text:p>Rule Change #4</text:p>
          </table:table-cell>
          <table:table-cell table:style-name="ce3" office:value-type="string" calcext:value-type="string" table:number-columns-spanned="1" table:number-rows-spanned="2">
            <text:p>Rule Change #5</text:p>
          </table:table-cell>
          <table:table-cell table:style-name="ce1" table:number-columns-repeated="995"/>
        </table:table-row>
        <table:table-row table:style-name="ro2">
          <table:covered-table-cell table:number-columns-repeated="3" table:style-name="ce3"/>
          <table:table-cell table:style-name="ce1" office:value-type="string" calcext:value-type="string">
            <text:p>Nomad on “LOW_RESOURCES”?</text:p>
          </table:table-cell>
          <table:table-cell table:style-name="ce1" office:value-type="string" calcext:value-type="string">
            <text:p>Empire Wars?</text:p>
          </table:table-cell>
          <table:table-cell table:style-name="ce1" office:value-type="string" calcext:value-type="string">
            <text:p>Death-match?</text:p>
          </table:table-cell>
          <table:table-cell table:style-name="ce1" office:value-type="string" calcext:value-type="string">
            <text:p>Regicide?</text:p>
          </table:table-cell>
          <table:table-cell table:style-name="ce1" office:value-type="string" calcext:value-type="string">
            <text:p>Ludicrous Map Size?</text:p>
          </table:table-cell>
          <table:table-cell table:style-name="ce1" office:value-type="string" calcext:value-type="string">
            <text:p>AI?</text:p>
          </table:table-cell>
          <table:table-cell table:style-name="ce1" office:value-type="string" calcext:value-type="string">
            <text:p>1v1 (Tiny Map Size) </text:p>
          </table:table-cell>
          <table:table-cell table:style-name="ce1" office:value-type="string" calcext:value-type="string">
            <text:p>2v2 (Medium Map Size) </text:p>
          </table:table-cell>
          <table:table-cell table:style-name="ce1" office:value-type="string" calcext:value-type="string">
            <text:p>3v3 (Normal Map Size)</text:p>
          </table:table-cell>
          <table:table-cell table:style-name="ce1" office:value-type="string" calcext:value-type="string">
            <text:p>4v4 (Large Map Size)</text:p>
          </table:table-cell>
          <table:table-cell table:style-name="ce1" office:value-type="string" calcext:value-type="string">
            <text:p>Unequal Teams (Proper Map Size)</text:p>
          </table:table-cell>
          <table:table-cell table:style-name="ce1" office:value-type="string" calcext:value-type="string">
            <text:p>Team Positions?</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covered-table-cell table:number-columns-repeated="8" table:style-name="ce3"/>
          <table:table-cell table:style-name="ce1" table:number-columns-repeated="995"/>
        </table:table-row>
        <table:table-row table:style-name="ro3">
          <table:table-cell table:style-name="ce4" office:value-type="string" calcext:value-type="string">
            <text:p>Oriskany</text:p>
          </table:table-cell>
          <table:table-cell table:style-name="ce4" office:value-type="string" calcext:value-type="string">
            <text:p>Arena</text:p>
          </table:table-cell>
          <table:table-cell table:style-name="ce4" office:value-type="string" calcext:value-type="string">
            <text:p>TechChariot</text:p>
          </table:table-cell>
          <table:table-cell table:number-columns-repeated="3" table:style-name="ce4" table:content-validation-name="val1" office:value-type="string" calcext:value-type="string">
            <text:p>No</text:p>
          </table:table-cell>
          <table:table-cell table:style-name="ce4" table:content-validation-name="val1" office:value-type="string" calcext:value-type="string">
            <text:p>Yes</text:p>
          </table:table-cell>
          <table:table-cell table:style-name="ce4" table:content-validation-name="val1" office:value-type="string" calcext:value-type="string">
            <text:p>No</text:p>
          </table:table-cell>
          <table:table-cell table:number-columns-repeated="5" table:style-name="ce4" table:content-validation-name="val2" office:value-type="string" calcext:value-type="string">
            <text:p>Yes</text:p>
          </table:table-cell>
          <table:table-cell table:style-name="ce4" table:content-validation-name="val2" office:value-type="string" calcext:value-type="string">
            <text:p>No</text:p>
          </table:table-cell>
          <table:table-cell table:number-columns-repeated="2" table:style-name="ce4" table:content-validation-name="val2" office:value-type="string" calcext:value-type="string">
            <text:p>Avoid</text:p>
          </table:table-cell>
          <table:table-cell table:style-name="ce4" table:content-validation-name="val2" office:value-type="string" calcext:value-type="string">
            <text:p>Yes</text:p>
          </table:table-cell>
          <table:table-cell table:style-name="ce4" table:content-validation-name="val2" office:value-type="string" calcext:value-type="string">
            <text:p>Avoid</text:p>
          </table:table-cell>
          <table:table-cell table:style-name="ce4" table:content-validation-name="val2" office:value-type="string" calcext:value-type="string">
            <text:p>Yes</text:p>
          </table:table-cell>
          <table:table-cell table:style-name="ce4" table:content-validation-name="val2" office:value-type="string" calcext:value-type="string">
            <text:p>Avoid</text:p>
          </table:table-cell>
          <table:table-cell table:style-name="ce4" table:content-validation-name="val2" office:value-type="string" calcext:value-type="string">
            <text:p>Yes</text:p>
          </table:table-cell>
          <table:table-cell table:style-name="ce4" office:value-type="float" office:value="108" calcext:value-type="float">
            <text:p>108</text:p>
          </table:table-cell>
          <table:table-cell table:style-name="ce4" office:value-type="string" calcext:value-type="string">
            <text:p>Arena map based on Fort Oriskany, New York. Contains the potential for elliptical starting pattern, increasing aggression from pockets. There are many pits in the marshy center of the map, allowing one to win a scout fight even if they do not get first hit or have advancement advantage. Boreal/Temperate biome.</text:p>
          </table:table-cell>
          <table:table-cell table:style-name="ce4" office:value-type="string" calcext:value-type="string">
            <text:p>Team Positions only works if: 1) Player numbers (selected in lobby) do not exceed the player count AND 2) even numbered players are on a team against odd numbered players</text:p>
          </table:table-cell>
          <table:table-cell table:style-name="ce4" office:value-type="string" calcext:value-type="string">
            <text:p>Trade carts/cogs only cost 25 wood, move at half speed and collect half the gold per trip</text:p>
          </table:table-cell>
          <table:table-cell table:style-name="ce4" table:number-columns-repeated="999"/>
        </table:table-row>
        <table:table-row table:style-name="ro4">
          <table:table-cell table:style-name="ce5" office:value-type="string" calcext:value-type="string">
            <text:p>Otisco</text:p>
          </table:table-cell>
          <table:table-cell table:style-name="ce5" office:value-type="string" calcext:value-type="string">
            <text:p>N/A</text:p>
          </table:table-cell>
          <table:table-cell table:style-name="ce5" office:value-type="string" calcext:value-type="string">
            <text:p>TechChariot</text:p>
          </table:table-cell>
          <table:table-cell table:style-name="ce5" table:content-validation-name="val1" office:value-type="string" calcext:value-type="string">
            <text:p>Yes</text:p>
          </table:table-cell>
          <table:table-cell table:number-columns-repeated="2" table:style-name="ce5" table:content-validation-name="val1" office:value-type="string" calcext:value-type="string">
            <text:p>No</text:p>
          </table:table-cell>
          <table:table-cell table:style-name="ce5" table:content-validation-name="val1" office:value-type="string" calcext:value-type="string">
            <text:p>Yes</text:p>
          </table:table-cell>
          <table:table-cell table:style-name="ce5" table:content-validation-name="val1" office:value-type="string" calcext:value-type="string">
            <text:p>No</text:p>
          </table:table-cell>
          <table:table-cell table:style-name="ce5" table:content-validation-name="val2" office:value-type="string" calcext:value-type="string">
            <text:p>No</text:p>
          </table:table-cell>
          <table:table-cell table:number-columns-repeated="4" table:style-name="ce5" table:content-validation-name="val2" office:value-type="string" calcext:value-type="string">
            <text:p>Yes</text:p>
          </table:table-cell>
          <table:table-cell table:style-name="ce5" table:content-validation-name="val2" office:value-type="string" calcext:value-type="string">
            <text:p>No</text:p>
          </table:table-cell>
          <table:table-cell table:style-name="ce5" table:content-validation-name="val2" office:value-type="string" calcext:value-type="string">
            <text:p>Yes</text:p>
          </table:table-cell>
          <table:table-cell table:style-name="ce5" table:content-validation-name="val2" office:value-type="string" calcext:value-type="string">
            <text:p>Avoid</text:p>
          </table:table-cell>
          <table:table-cell table:style-name="ce5" table:content-validation-name="val2" office:value-type="string" calcext:value-type="string">
            <text:p>Yes</text:p>
          </table:table-cell>
          <table:table-cell table:style-name="ce5" table:content-validation-name="val2" office:value-type="string" calcext:value-type="string">
            <text:p>Avoid</text:p>
          </table:table-cell>
          <table:table-cell table:style-name="ce5" table:content-validation-name="val2" office:value-type="string" calcext:value-type="string">
            <text:p>Yes</text:p>
          </table:table-cell>
          <table:table-cell table:style-name="ce5" table:content-validation-name="val2" office:value-type="string" calcext:value-type="string">
            <text:p>Avoid</text:p>
          </table:table-cell>
          <table:table-cell table:style-name="ce5" table:content-validation-name="val2" office:value-type="string" calcext:value-type="string">
            <text:p>Yes</text:p>
          </table:table-cell>
          <table:table-cell table:style-name="ce5" office:value-type="float" office:value="1" calcext:value-type="float">
            <text:p>1</text:p>
          </table:table-cell>
          <table:table-cell table:style-name="ce5" office:value-type="string" calcext:value-type="string">
            <text:p>Nomad map inspired by Otisco Valley, NY. Gives players the choice of remaining on the leeward side of the wolves and minimizing idle time, but surrendering fishing/map control or going out, delaying TC production, but potential being able to make a dock early. Unconvertible and hostile gaia monks guard the relics on the far edge of the map. Wintery deciduous tree biome.</text:p>
          </table:table-cell>
          <table:table-cell table:style-name="ce5" office:value-type="string" calcext:value-type="string">
            <text:p>Players start with an ox wagon in the corner which may be deleted to spawn three villagers. The AI does not know how to delete the ox wagon, and therefore cannot play this map.</text:p>
          </table:table-cell>
          <table:table-cell table:style-name="ce5" office:value-type="string" calcext:value-type="string">
            <text:p>Trade carts/cogs only cost 25 wood, move at half speed and collect half the gold per trip</text:p>
          </table:table-cell>
          <table:table-cell table:style-name="ce5" table:number-columns-repeated="999"/>
        </table:table-row>
        <table:table-row table:style-name="ro5">
          <table:table-cell office:value-type="string" calcext:value-type="string">
            <text:p>Saranac</text:p>
          </table:table-cell>
          <table:table-cell office:value-type="string" calcext:value-type="string">
            <text:p>N/A</text:p>
          </table:table-cell>
          <table:table-cell office:value-type="string" calcext:value-type="string">
            <text:p>TechChariot</text:p>
          </table:table-cell>
          <table:table-cell table:number-columns-repeated="3" table:style-name="ce4" table:content-validation-name="val1" office:value-type="string" calcext:value-type="string">
            <text:p>No</text:p>
          </table:table-cell>
          <table:table-cell table:style-name="ce4" table:content-validation-name="val1" office:value-type="string" calcext:value-type="string">
            <text:p>Yes</text:p>
          </table:table-cell>
          <table:table-cell table:style-name="ce4" table:content-validation-name="val1" office:value-type="string" calcext:value-type="string">
            <text:p>No</text:p>
          </table:table-cell>
          <table:table-cell table:number-columns-repeated="5" table:style-name="ce4" table:content-validation-name="val2" office:value-type="string" calcext:value-type="string">
            <text:p>Yes</text:p>
          </table:table-cell>
          <table:table-cell table:style-name="ce4" table:content-validation-name="val2" office:value-type="string" calcext:value-type="string">
            <text:p>No</text:p>
          </table:table-cell>
          <table:table-cell table:number-columns-repeated="2" table:style-name="ce4" table:content-validation-name="val2" office:value-type="string" calcext:value-type="string">
            <text:p>Avoid</text:p>
          </table:table-cell>
          <table:table-cell table:style-name="ce4" table:content-validation-name="val2" office:value-type="string" calcext:value-type="string">
            <text:p>Yes</text:p>
          </table:table-cell>
          <table:table-cell table:style-name="ce4" table:content-validation-name="val2" office:value-type="string" calcext:value-type="string">
            <text:p>Avoid</text:p>
          </table:table-cell>
          <table:table-cell table:style-name="ce4" table:content-validation-name="val2" office:value-type="string" calcext:value-type="string">
            <text:p>Yes</text:p>
          </table:table-cell>
          <table:table-cell table:style-name="ce4" table:content-validation-name="val2" office:value-type="string" calcext:value-type="string">
            <text:p>Avoid</text:p>
          </table:table-cell>
          <table:table-cell table:style-name="ce4" table:content-validation-name="val2" office:value-type="string" calcext:value-type="string">
            <text:p>Yes</text:p>
          </table:table-cell>
          <table:table-cell table:style-name="ce4" office:value-type="float" office:value="1" calcext:value-type="float">
            <text:p>1</text:p>
          </table:table-cell>
          <table:table-cell table:style-name="ce4" office:value-type="string" calcext:value-type="string">
            <text:p>Nomad map inspired by the many islands of Saranac Lake, NY. Larger islands near the center, with smaller islands moving outward. Island pattern is created from a set of fractals stored in the script data. Building space is limited. Boreal summer biome.</text:p>
          </table:table-cell>
          <table:table-cell table:style-name="ce4" office:value-type="string" calcext:value-type="string">
            <text:p>Team Positions only works if: 1) Player numbers (selected in lobby) do not exceed the player count AND 2) even numbered players are on a team against odd numbered players</text:p>
          </table:table-cell>
          <table:table-cell table:style-name="ce4" office:value-type="string" calcext:value-type="string">
            <text:p>Trade carts/cogs only cost 25 wood, move at half speed and collect half the gold per trip</text:p>
          </table:table-cell>
          <table:table-cell table:number-columns-repeated="999"/>
        </table:table-row>
        <table:table-row table:style-name="ro6" table:number-rows-repeated="1048570">
          <table:table-cell table:number-columns-repeated="1024"/>
        </table:table-row>
        <table:table-row table:style-name="ro6">
          <table:table-cell table:number-columns-repeated="1024"/>
        </table:table-row>
      </table:table>
      <table:named-expressions/>
      <table:database-ranges>
        <table:database-range table:name="__Anonymous_DB__1" table:target-range-address="ESC.A1:ESC.U2" table:contains-header="false" table:orientation="column"/>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05">00/00/0000</text:date>, <text:time style:data-style-name="N2" text:time-value="14:35:05.79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4-05T15:20:00.315000000</dc:date>
    <meta:editing-duration>PT5H12M45S</meta:editing-duration>
    <meta:editing-cycles>64</meta:editing-cycles>
    <meta:generator>LibreOffice/7.1.3.2$Windows_X86_64 LibreOffice_project/47f78053abe362b9384784d31a6e56f8511eb1c1</meta:generator>
    <meta:document-statistic meta:table-count="1" meta:cell-count="107" meta:object-count="0"/>
  </office:meta>
</office:document-meta>
</file>